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しずんでいる時は</text:p>
          </table:table-cell>
          <table:table-cell office:value-type="string">
            <text:p>When you're down and low</text:p>
          </table:table-cell>
        </table:table-row>
        <table:table-row table:style-name="ro1">
          <table:table-cell office:value-type="string">
            <text:p>陽がさす空を見上げよう</text:p>
          </table:table-cell>
          <table:table-cell office:value-type="string">
            <text:p>Try looking at the sun</text:p>
          </table:table-cell>
        </table:table-row>
        <table:table-row table:style-name="ro1">
          <table:table-cell office:value-type="string">
            <text:p>うつむかないで</text:p>
          </table:table-cell>
          <table:table-cell office:value-type="string">
            <text:p>Keep your head high</text:p>
          </table:table-cell>
        </table:table-row>
        <table:table-row table:style-name="ro2">
          <table:table-cell office:value-type="string">
            <text:p>それだけで it＇s all right.</text:p>
          </table:table-cell>
          <table:table-cell office:value-type="string">
            <text:p>And everything is alright</text:p>
          </table:table-cell>
        </table:table-row>
        <table:table-row table:style-name="ro1">
          <table:table-cell office:value-type="string">
            <text:p>自分を見失ってどうしていいかわからなくても</text:p>
          </table:table-cell>
          <table:table-cell office:value-type="string">
            <text:p>When you're lost and confused</text:p>
          </table:table-cell>
        </table:table-row>
        <table:table-row table:style-name="ro1">
          <table:table-cell office:value-type="string">
            <text:p>きっと見つけられるよ</text:p>
          </table:table-cell>
          <table:table-cell office:value-type="string">
            <text:p>You might be able to find</text:p>
          </table:table-cell>
        </table:table-row>
        <table:table-row table:style-name="ro1">
          <table:table-cell office:value-type="string">
            <text:p>君が探している答えは</text:p>
          </table:table-cell>
          <table:table-cell office:value-type="string">
            <text:p>The answers that u want</text:p>
          </table:table-cell>
        </table:table-row>
        <table:table-row table:style-name="ro1">
          <table:table-cell office:value-type="string">
            <text:p>見つめている先 そう雲の上かも知れないよ</text:p>
          </table:table-cell>
          <table:table-cell office:value-type="string">
            <text:p>Above the clouds</text:p>
          </table:table-cell>
        </table:table-row>
        <table:table-row table:style-name="ro1">
          <table:table-cell office:value-type="string">
            <text:p>どうしようもなくさびしい時も</text:p>
          </table:table-cell>
          <table:table-cell office:value-type="string">
            <text:p>When you're sad and blue</text:p>
          </table:table-cell>
        </table:table-row>
        <table:table-row table:style-name="ro1">
          <table:table-cell office:value-type="string">
            <text:p>真っ青な空を見上げようよ</text:p>
          </table:table-cell>
          <table:table-cell office:value-type="string">
            <text:p>Look in to the blue sky</text:p>
          </table:table-cell>
        </table:table-row>
        <table:table-row table:style-name="ro1">
          <table:table-cell office:value-type="string">
            <text:p>ブルーな気分なんて空の青さにかき消されるはず</text:p>
          </table:table-cell>
          <table:table-cell office:value-type="string">
            <text:p>And your blueness might be soaked into the sky</text:p>
          </table:table-cell>
        </table:table-row>
        <table:table-row table:style-name="ro1">
          <table:table-cell office:value-type="string">
            <text:p>誰も自分の存在に気づいてくれない時は</text:p>
          </table:table-cell>
          <table:table-cell office:value-type="string">
            <text:p>When you feel like nobody</text:p>
          </table:table-cell>
        </table:table-row>
        <table:table-row table:style-name="ro1">
          <table:table-cell office:value-type="string">
            <text:p>夜空を見上げよう</text:p>
          </table:table-cell>
          <table:table-cell office:value-type="string">
            <text:p>Just look at the stars</text:p>
          </table:table-cell>
        </table:table-row>
        <table:table-row table:style-name="ro1">
          <table:table-cell office:value-type="string">
            <text:p>星たちが君のために輝いていることを忘れないで</text:p>
          </table:table-cell>
          <table:table-cell office:value-type="string">
            <text:p>And remember they are twinkling for you</text:p>
          </table:table-cell>
        </table:table-row>
        <table:table-row table:style-name="ro1">
          <table:table-cell office:value-type="string">
            <text:p>瞳に映るたくさんの悩みごとを</text:p>
          </table:table-cell>
          <table:table-cell office:value-type="string">
            <text:p>In your eyes I see a pond of troubles</text:p>
          </table:table-cell>
        </table:table-row>
        <table:table-row table:style-name="ro1">
          <table:table-cell office:value-type="string">
            <text:p>君は隠そうとしてるけど</text:p>
          </table:table-cell>
          <table:table-cell office:value-type="string">
            <text:p>You've been hiding from us all the time</text:p>
          </table:table-cell>
        </table:table-row>
        <table:table-row table:style-name="ro1">
          <table:table-cell office:value-type="string">
            <text:p>最後まで隠しつづけることはできないよ</text:p>
          </table:table-cell>
          <table:table-cell office:value-type="string">
            <text:p>But you can't keep it all in forever</text:p>
          </table:table-cell>
        </table:table-row>
        <table:table-row table:style-name="ro1">
          <table:table-cell office:value-type="string">
            <text:p>気づいて 私たちは君のためにここにいるよ</text:p>
          </table:table-cell>
          <table:table-cell office:value-type="string">
            <text:p>Can't you see we're all right here for you?</text:p>
          </table:table-cell>
        </table:table-row>
        <table:table-row table:style-name="ro1">
          <table:table-cell office:value-type="string">
            <text:p>一つだけ言わせて</text:p>
          </table:table-cell>
          <table:table-cell office:value-type="string">
            <text:p>Now let me tell you one thing</text:p>
          </table:table-cell>
        </table:table-row>
        <table:table-row table:style-name="ro1">
          <table:table-cell office:value-type="string">
            <text:p>君のために 君一人のためにここにいる</text:p>
          </table:table-cell>
          <table:table-cell office:value-type="string">
            <text:p>We are all right here for you and only you</text:p>
          </table:table-cell>
        </table:table-row>
        <table:table-row table:style-name="ro1">
          <table:table-cell office:value-type="string">
            <text:p>君のためにいつでも歌うよ</text:p>
          </table:table-cell>
          <table:table-cell office:value-type="string">
            <text:p>We will always sing for you</text:p>
          </table:table-cell>
        </table:table-row>
        <table:table-row table:style-name="ro1">
          <table:table-cell office:value-type="string">
            <text:p>だから 一緒に歌おうよ</text:p>
          </table:table-cell>
          <table:table-cell office:value-type="string">
            <text:p>So why not sing along with us</text:p>
          </table:table-cell>
        </table:table-row>
        <table:table-row table:style-name="ro1">
          <table:table-cell office:value-type="string">
            <text:p>悩みなんてみんな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心を開いて吹き飛ばそう</text:p>
          </table:table-cell>
          <table:table-cell office:value-type="string">
            <text:p>Be free of your mind and let it go</text:p>
          </table:table-cell>
        </table:table-row>
        <table:table-row table:style-name="ro1">
          <table:table-cell office:value-type="string">
            <text:p>すべてが変わるなんて不思議だね</text:p>
          </table:table-cell>
          <table:table-cell office:value-type="string">
            <text:p>It's funny how things turn around</text:p>
          </table:table-cell>
        </table:table-row>
        <table:table-row table:style-name="ro1">
          <table:table-cell office:value-type="string">
            <text:p>ただ歌うだけなのに</text:p>
          </table:table-cell>
          <table:table-cell office:value-type="string">
            <text:p>Just by singing out loud</text:p>
          </table:table-cell>
        </table:table-row>
        <table:table-row table:style-name="ro1">
          <table:table-cell office:value-type="string">
            <text:p>だって情熟は</text:p>
          </table:table-cell>
          <table:table-cell office:value-type="string">
            <text:p>Because the fire is</text:p>
          </table:table-cell>
        </table:table-row>
        <table:table-row table:style-name="ro1">
          <table:table-cell office:value-type="string">
            <text:p>すぐそこに</text:p>
          </table:table-cell>
          <table:table-cell office:value-type="string">
            <text:p>Right there</text:p>
          </table:table-cell>
        </table:table-row>
        <table:table-row table:style-name="ro1">
          <table:table-cell office:value-type="string">
            <text:p>君自身の声の中にあるんだよ</text:p>
          </table:table-cell>
          <table:table-cell office:value-type="string">
            <text:p>In your own voice </text:p>
          </table:table-cell>
        </table:table-row>
        <table:table-row table:style-name="ro1">
          <table:table-cell office:value-type="string">
            <text:p>聴いて</text:p>
          </table:table-cell>
          <table:table-cell office:value-type="string">
            <text:p>Listen to it</text:p>
          </table:table-cell>
        </table:table-row>
        <table:table-row table:style-name="ro1">
          <table:table-cell office:value-type="string">
            <text:p>ねぇ 聴いて！</text:p>
          </table:table-cell>
          <table:table-cell office:value-type="string">
            <text:p>Oh listen to it</text:p>
          </table:table-cell>
        </table:table-row>
        <table:table-row table:style-name="ro1">
          <table:table-cell office:value-type="string">
            <text:p>今 君が観ているのは</text:p>
          </table:table-cell>
          <table:table-cell office:value-type="string">
            <text:p>The Vision of</text:p>
          </table:table-cell>
        </table:table-row>
        <table:table-row table:style-name="ro1">
          <table:table-cell office:value-type="string">
            <text:p>君自身の夢</text:p>
          </table:table-cell>
          <table:table-cell office:value-type="string">
            <text:p>Your own dreams</text:p>
          </table:table-cell>
        </table:table-row>
        <table:table-row table:style-name="ro1">
          <table:table-cell office:value-type="string">
            <text:p>その夢を観つづけてほしい</text:p>
          </table:table-cell>
          <table:table-cell office:value-type="string">
            <text:p>You must see it through</text:p>
          </table:table-cell>
        </table:table-row>
        <table:table-row table:style-name="ro1">
          <table:table-cell office:value-type="string">
            <text:p>夢は君の声の中にあるのだから</text:p>
          </table:table-cell>
          <table:table-cell office:value-type="string">
            <text:p>It's in your voice</text:p>
          </table:table-cell>
        </table:table-row>
        <table:table-row table:style-name="ro1">
          <table:table-cell office:value-type="string">
            <text:p>悩みなんてみんな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心を開いて吹き飛ばそう</text:p>
          </table:table-cell>
          <table:table-cell office:value-type="string">
            <text:p>Be free of your mind and let it go</text:p>
          </table:table-cell>
        </table:table-row>
        <table:table-row table:style-name="ro1">
          <table:table-cell office:value-type="string">
            <text:p>すべてが変わるなんて不思議だね</text:p>
          </table:table-cell>
          <table:table-cell office:value-type="string">
            <text:p>It's funny how things turn around</text:p>
          </table:table-cell>
        </table:table-row>
        <table:table-row table:style-name="ro1">
          <table:table-cell office:value-type="string">
            <text:p>ただ歌うだけなのに</text:p>
          </table:table-cell>
          <table:table-cell office:value-type="string">
            <text:p>Just by singing out loud</text:p>
          </table:table-cell>
        </table:table-row>
        <table:table-row table:style-name="ro1">
          <table:table-cell office:value-type="string">
            <text:p>悩みなんて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歌はかけがえのないもの</text:p>
          </table:table-cell>
          <table:table-cell office:value-type="string">
            <text:p>There ain't nothing like singing out loud like this</text:p>
          </table:table-cell>
        </table:table-row>
        <table:table-row table:style-name="ro1">
          <table:table-cell office:value-type="string">
            <text:p>みんな一つになって歌えば</text:p>
          </table:table-cell>
          <table:table-cell office:value-type="string">
            <text:p>It's funny how things turn around</text:p>
          </table:table-cell>
        </table:table-row>
        <table:table-row table:style-name="ro1">
          <table:table-cell office:value-type="string">
            <text:p>すべてが変わる</text:p>
          </table:table-cell>
          <table:table-cell office:value-type="string">
            <text:p>When we're all singing as one ...as one</text:p>
          </table:table-cell>
        </table:table-row>
        <table:table-row table:style-name="ro1">
          <table:table-cell office:value-type="string">
            <text:p>悩みなんて みんな吹き飛ばそう</text:p>
          </table:table-cell>
          <table:table-cell office:value-type="string">
            <text:p>Let ago of all of your troubles</text:p>
          </table:table-cell>
        </table:table-row>
        <table:table-row table:style-name="ro1">
          <table:table-cell office:value-type="string">
            <text:p>心を開いて吹き飛ばそう</text:p>
          </table:table-cell>
          <table:table-cell office:value-type="string">
            <text:p>Be free of your mind and let it go</text:p>
          </table:table-cell>
        </table:table-row>
        <table:table-row table:style-name="ro2">
          <table:table-cell office:value-type="string">
            <text:p>"My Friend 君のために歌おう"</text:p>
          </table:table-cell>
          <table:table-cell office:value-type="string">
            <text:p>And we'll sing for you my friend</text:p>
          </table:table-cell>
        </table:table-row>
        <table:table-row table:style-name="ro1">
          <table:table-cell office:value-type="string">
            <text:p>最後まで聴いていてくれるなら</text:p>
          </table:table-cell>
          <table:table-cell office:value-type="string">
            <text:p>If you keep on listening 'til the end</text:p>
          </table:table-cell>
        </table:table-row>
        <table:table-row table:style-name="ro1">
          <table:table-cell table:number-columns-repeated="2" office:value-type="string">
            <text:p>La La La La La La La</text:p>
          </table:table-cell>
        </table:table-row>
        <table:table-row table:style-name="ro1">
          <table:table-cell office:value-type="string">
            <text:p>歌はかけがえのないもの</text:p>
          </table:table-cell>
          <table:table-cell office:value-type="string">
            <text:p>There ain't nothing like singing out loud like this</text:p>
          </table:table-cell>
        </table:table-row>
        <table:table-row table:style-name="ro1">
          <table:table-cell table:number-columns-repeated="2" office:value-type="string">
            <text:p>La La La La La La La</text:p>
          </table:table-cell>
        </table:table-row>
        <table:table-row table:style-name="ro1">
          <table:table-cell office:value-type="string">
            <text:p>だから 一緒に歌おうよ</text:p>
          </table:table-cell>
          <table:table-cell office:value-type="string">
            <text:p>So why not sing along with us</text:p>
          </table:table-cell>
        </table:table-row>
        <table:table-row table:style-name="ro1">
          <table:table-cell table:number-columns-repeated="2" office:value-type="string">
            <text:p>La La La La La La La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6:07.54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106" meta:object-count="0"/>
  </office:meta>
</office:document-meta>
</file>